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iscover emotions with the beloved character from author-illustrator Antoine de Saint-Exupéry. Joy, fear, anger, surprise...children experience a range of emotions every day, often several at the same time, and they sometimes find it difficult to articulate what they feel. Naming and identifying emotions is a way for little ones to start recognising these feelings. As they gain self-awareness, children learn to manage their emotions, a critical skill that lays the foundation for emotional intelligence and resilience. The feelings described in this book include joy, surprise, anger, love, fear, sadness, and calm. Large scale board book with colourful illustrations to keep little ones engaged; This book helps children articulate what they are feeling and gain self-awareness; Inspired by the famous tale The Little Prince, timeless and enchanting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1-24T17:38:37.273000000</dc:date>
    <meta:editing-duration>PT14S</meta:editing-duration>
    <meta:editing-cycles>2</meta:editing-cycles>
    <meta:generator>LibreOffice/7.3.7.2$Windows_X86_64 LibreOffice_project/e114eadc50a9ff8d8c8a0567d6da8f454beeb84f</meta:generator>
    <meta:document-statistic meta:table-count="0" meta:image-count="0" meta:object-count="0" meta:page-count="1" meta:paragraph-count="1" meta:word-count="126" meta:character-count="855" meta:non-whitespace-character-count="729"/>
  </office:meta>
</office:document-meta>
</file>